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Configuration.setFilenameLocal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figuration.localConfig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Configuration.setFilenameDefault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figuration.getFilename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figuration.getFilenam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